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3805668016194" calcext:value-type="float">
            <text:p>98,38</text:p>
          </table:table-cell>
          <table:table-cell table:style-name="ce3" table:formula="of:=([.F2]/12597)*100" office:value-type="float" office:value="1.61943319838057" calcext:value-type="float">
            <text:p>1,62</text:p>
          </table:table-cell>
          <table:table-cell/>
          <table:table-cell table:style-name="ce4" table:formula="of:=[.E18]+[.H18]" office:value-type="float" office:value="12393" calcext:value-type="float">
            <text:p>12393</text:p>
          </table:table-cell>
          <table:table-cell table:formula="of:=12597-[.E2]" office:value-type="float" office:value="204" calcext:value-type="float">
            <text:p>204</text:p>
          </table:table-cell>
          <table:table-cell office:value-type="float" office:value="159.056019068" calcext:value-type="float">
            <text:p>159,056019068</text:p>
          </table:table-cell>
          <table:table-cell office:value-type="float" office:value="0.157406806946" calcext:value-type="float">
            <text:p>0,15740680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9360165118679" calcext:value-type="float">
            <text:p>97,94</text:p>
          </table:table-cell>
          <table:table-cell table:style-name="ce3" table:formula="of:=([.F3]/12597)*100" office:value-type="float" office:value="2.06398348813209" calcext:value-type="float">
            <text:p>2,06</text:p>
          </table:table-cell>
          <table:table-cell/>
          <table:table-cell table:style-name="ce4" table:formula="of:=[.E19]+[.H19]" office:value-type="float" office:value="12337" calcext:value-type="float">
            <text:p>12337</text:p>
          </table:table-cell>
          <table:table-cell table:formula="of:=12597-[.E3]" office:value-type="float" office:value="260" calcext:value-type="float">
            <text:p>260</text:p>
          </table:table-cell>
          <table:table-cell office:value-type="float" office:value="341.781877041" calcext:value-type="float">
            <text:p>341,781877041</text:p>
          </table:table-cell>
          <table:table-cell office:value-type="float" office:value="0.169382095337" calcext:value-type="float">
            <text:p>0,1693820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9273636580138" calcext:value-type="float">
            <text:p>94,93</text:p>
          </table:table-cell>
          <table:table-cell table:style-name="ce3" table:formula="of:=([.F4]/12597)*100" office:value-type="float" office:value="5.07263634198619" calcext:value-type="float">
            <text:p>5,07</text:p>
          </table:table-cell>
          <table:table-cell/>
          <table:table-cell table:style-name="ce4" table:formula="of:=[.E20]+[.H20]" office:value-type="float" office:value="11958" calcext:value-type="float">
            <text:p>11958</text:p>
          </table:table-cell>
          <table:table-cell table:formula="of:=12597-[.E4]" office:value-type="float" office:value="639" calcext:value-type="float">
            <text:p>639</text:p>
          </table:table-cell>
          <table:table-cell office:value-type="float" office:value="162.929471016" calcext:value-type="float">
            <text:p>162,929471016</text:p>
          </table:table-cell>
          <table:table-cell office:value-type="float" office:value="0.181015968323" calcext:value-type="float">
            <text:p>0,18101596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8169405413988" calcext:value-type="float">
            <text:p>97,82</text:p>
          </table:table-cell>
          <table:table-cell table:style-name="ce3" table:formula="of:=([.F5]/12597)*100" office:value-type="float" office:value="2.18305945860125" calcext:value-type="float">
            <text:p>2,18</text:p>
          </table:table-cell>
          <table:table-cell/>
          <table:table-cell table:style-name="ce4" table:formula="of:=[.E21]+[.H21]" office:value-type="float" office:value="12322" calcext:value-type="float">
            <text:p>12322</text:p>
          </table:table-cell>
          <table:table-cell table:formula="of:=12597-[.E5]" office:value-type="float" office:value="275" calcext:value-type="float">
            <text:p>275</text:p>
          </table:table-cell>
          <table:table-cell office:value-type="float" office:value="153.347872019" calcext:value-type="float">
            <text:p>153,347872019</text:p>
          </table:table-cell>
          <table:table-cell office:value-type="float" office:value="0.191630840302" calcext:value-type="float">
            <text:p>0,19163084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92156862745" calcext:value-type="float">
            <text:p>98,04</text:p>
          </table:table-cell>
          <table:table-cell table:style-name="ce3" table:formula="of:=([.F6]/12597)*100" office:value-type="float" office:value="1.96078431372549" calcext:value-type="float">
            <text:p>1,96</text:p>
          </table:table-cell>
          <table:table-cell/>
          <table:table-cell table:style-name="ce4" table:formula="of:=[.E22]+[.H22]" office:value-type="float" office:value="12350" calcext:value-type="float">
            <text:p>12350</text:p>
          </table:table-cell>
          <table:table-cell table:formula="of:=12597-[.E6]" office:value-type="float" office:value="247" calcext:value-type="float">
            <text:p>247</text:p>
          </table:table-cell>
          <table:table-cell office:value-type="float" office:value="178.065401793" calcext:value-type="float">
            <text:p>178,065401793</text:p>
          </table:table-cell>
          <table:table-cell office:value-type="float" office:value="0.20484995842" calcext:value-type="float">
            <text:p>0,20484995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899261728983" calcext:value-type="float">
            <text:p>97,69</text:p>
          </table:table-cell>
          <table:table-cell table:style-name="ce3" table:formula="of:=([.F7]/12597)*100" office:value-type="float" office:value="2.31007382710169" calcext:value-type="float">
            <text:p>2,31</text:p>
          </table:table-cell>
          <table:table-cell/>
          <table:table-cell table:style-name="ce4" table:formula="of:=[.E23]+[.H23]" office:value-type="float" office:value="12306" calcext:value-type="float">
            <text:p>12306</text:p>
          </table:table-cell>
          <table:table-cell table:formula="of:=12597-[.E7]" office:value-type="float" office:value="291" calcext:value-type="float">
            <text:p>291</text:p>
          </table:table-cell>
          <table:table-cell office:value-type="float" office:value="185.392960072" calcext:value-type="float">
            <text:p>185,392960072</text:p>
          </table:table-cell>
          <table:table-cell office:value-type="float" office:value="0.21472287178" calcext:value-type="float">
            <text:p>0,21472287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772485512424" calcext:value-type="float">
            <text:p>97,78</text:p>
          </table:table-cell>
          <table:table-cell table:style-name="ce3" table:formula="of:=([.F8]/12597)*100" office:value-type="float" office:value="2.22275144875764" calcext:value-type="float">
            <text:p>2,22</text:p>
          </table:table-cell>
          <table:table-cell/>
          <table:table-cell table:style-name="ce4" table:formula="of:=[.E24]+[.H24]" office:value-type="float" office:value="12317" calcext:value-type="float">
            <text:p>12317</text:p>
          </table:table-cell>
          <table:table-cell table:formula="of:=12597-[.E8]" office:value-type="float" office:value="280" calcext:value-type="float">
            <text:p>280</text:p>
          </table:table-cell>
          <table:table-cell office:value-type="float" office:value="158.793251991" calcext:value-type="float">
            <text:p>158,793251991</text:p>
          </table:table-cell>
          <table:table-cell office:value-type="float" office:value="0.227394104004" calcext:value-type="float">
            <text:p>0,2273941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4809875367151" calcext:value-type="float">
            <text:p>53,48</text:p>
          </table:table-cell>
          <table:table-cell table:style-name="ce3" table:formula="of:=([.F9]/12597)*100" office:value-type="float" office:value="46.5190124632849" calcext:value-type="float">
            <text:p>46,52</text:p>
          </table:table-cell>
          <table:table-cell/>
          <table:table-cell table:style-name="ce4" table:formula="of:=[.E25]+[.H25]" office:value-type="float" office:value="6737" calcext:value-type="float">
            <text:p>6737</text:p>
          </table:table-cell>
          <table:table-cell table:formula="of:=12597-[.E9]" office:value-type="float" office:value="5860" calcext:value-type="float">
            <text:p>5860</text:p>
          </table:table-cell>
          <table:table-cell office:value-type="float" office:value="259.23929286" calcext:value-type="float">
            <text:p>259,23929286</text:p>
          </table:table-cell>
          <table:table-cell office:value-type="float" office:value="0.238317012787" calcext:value-type="float">
            <text:p>0,23831701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3726284035881" calcext:value-type="float">
            <text:p>98,37</text:p>
          </table:table-cell>
          <table:table-cell table:style-name="ce3" table:formula="of:=([.F10]/12597)*100" office:value-type="float" office:value="1.62737159641184" calcext:value-type="float">
            <text:p>1,63</text:p>
          </table:table-cell>
          <table:table-cell/>
          <table:table-cell table:style-name="ce4" table:formula="of:=[.E26]+[.H26]" office:value-type="float" office:value="12392" calcext:value-type="float">
            <text:p>12392</text:p>
          </table:table-cell>
          <table:table-cell table:formula="of:=12597-[.E10]" office:value-type="float" office:value="205" calcext:value-type="float">
            <text:p>205</text:p>
          </table:table-cell>
          <table:table-cell office:value-type="float" office:value="190.491902113" calcext:value-type="float">
            <text:p>190,491902113</text:p>
          </table:table-cell>
          <table:table-cell office:value-type="float" office:value="0.249609947205" calcext:value-type="float">
            <text:p>0,24960994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968008255934" calcext:value-type="float">
            <text:p>98,97</text:p>
          </table:table-cell>
          <table:table-cell table:style-name="ce3" table:formula="of:=([.F11]/12597)*100" office:value-type="float" office:value="1.03199174406605" calcext:value-type="float">
            <text:p>1,03</text:p>
          </table:table-cell>
          <table:table-cell/>
          <table:table-cell table:style-name="ce4" table:formula="of:=[.E27]+[.H27]" office:value-type="float" office:value="12467" calcext:value-type="float">
            <text:p>12467</text:p>
          </table:table-cell>
          <table:table-cell table:formula="of:=12597-[.E11]" office:value-type="float" office:value="130" calcext:value-type="float">
            <text:p>130</text:p>
          </table:table-cell>
          <table:table-cell office:value-type="float" office:value="408.657721043" calcext:value-type="float">
            <text:p>408,657721043</text:p>
          </table:table-cell>
          <table:table-cell office:value-type="float" office:value="0.261636972427" calcext:value-type="float">
            <text:p>0,26163697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3388902119552" calcext:value-type="float">
            <text:p>93,338890212</text:p>
          </table:table-cell>
          <table:table-cell table:formula="of:=AVERAGE([.C2:.C11])" office:value-type="float" office:value="6.66110978804477" calcext:value-type="float">
            <text:p>6,66110978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57.9" calcext:value-type="float">
            <text:p>11757,9</text:p>
          </table:table-cell>
          <table:table-cell table:formula="of:=AVERAGE([.F2:.F11])" office:value-type="float" office:value="839.1" calcext:value-type="float">
            <text:p>839,1</text:p>
          </table:table-cell>
          <table:table-cell table:formula="of:=SUM([.G2:.G11])/10" office:value-type="float" office:value="219.7755769016" calcext:value-type="float">
            <text:p>219,7755769016</text:p>
          </table:table-cell>
          <table:table-cell table:formula="of:=SUM([.H2:.H11])/10" office:value-type="float" office:value="0.2095966577531" calcext:value-type="float">
            <text:p>0,20959665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formula="of:=SUM([.E2:.E11])" office:value-type="float" office:value="117579" calcext:value-type="float">
            <text:p>117579</text:p>
          </table:table-cell>
          <table:table-cell/>
          <table:table-cell table:formula="of:=SUM([.G2:.G11])" office:value-type="float" office:value="2197.755769016" calcext:value-type="float">
            <text:p>2197,755769016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12.6" calcext:value-type="float">
            <text:p>5112,6</text:p>
          </table:table-cell>
          <table:table-cell table:formula="of:=AVERAGE([.G18:.G27])" office:value-type="float" office:value="750.2" calcext:value-type="float">
            <text:p>750,2</text:p>
          </table:table-cell>
          <table:table-cell/>
          <table:table-cell office:value-type="float" office:value="5694" calcext:value-type="float">
            <text:p>5694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table:formula="of:=12597-SUM([.E18:.G18])" office:value-type="float" office:value="6699" calcext:value-type="float">
            <text:p>66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8.9" calcext:value-type="float">
            <text:p>88,9</text:p>
          </table:table-cell>
          <table:table-cell table:formula="of:=AVERAGE([.H18:.H27])" office:value-type="float" office:value="6645.3" calcext:value-type="float">
            <text:p>6645,3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table:formula="of:=12597-SUM([.E19:.G19])" office:value-type="float" office:value="6692" calcext:value-type="float">
            <text:p>669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484" calcext:value-type="float">
            <text:p>484</text:p>
          </table:table-cell>
          <table:table-cell office:value-type="float" office:value="155" calcext:value-type="float">
            <text:p>155</text:p>
          </table:table-cell>
          <table:table-cell table:formula="of:=12597-SUM([.E20:.G20])" office:value-type="float" office:value="6237" calcext:value-type="float">
            <text:p>62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12.6" calcext:value-type="float">
            <text:p>5112,6</text:p>
          </table:table-cell>
          <table:table-cell table:number-columns-repeated="2"/>
          <table:table-cell office:value-type="float" office:value="5687" calcext:value-type="float">
            <text:p>5687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table:formula="of:=12597-SUM([.E21:.G21])" office:value-type="float" office:value="6635" calcext:value-type="float">
            <text:p>663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8.9" calcext:value-type="float">
            <text:p>88,9</text:p>
          </table:table-cell>
          <table:table-cell table:number-columns-repeated="2"/>
          <table:table-cell office:value-type="float" office:value="5702" calcext:value-type="float">
            <text:p>5702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formula="of:=12597-SUM([.E22:.G22])" office:value-type="float" office:value="6648" calcext:value-type="float">
            <text:p>66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50.2" calcext:value-type="float">
            <text:p>750,2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formula="of:=12597-SUM([.E23:.G23])" office:value-type="float" office:value="6805" calcext:value-type="float">
            <text:p>68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5.3" calcext:value-type="float">
            <text:p>6645,3</text:p>
          </table:table-cell>
          <table:table-cell table:number-columns-repeated="2"/>
          <table:table-cell office:value-type="float" office:value="5557" calcext:value-type="float">
            <text:p>5557</text:p>
          </table:table-cell>
          <table:table-cell office:value-type="float" office:value="29" calcext:value-type="float">
            <text:p>29</text:p>
          </table:table-cell>
          <table:table-cell office:value-type="float" office:value="251" calcext:value-type="float">
            <text:p>251</text:p>
          </table:table-cell>
          <table:table-cell table:formula="of:=12597-SUM([.E24:.G24])" office:value-type="float" office:value="6760" calcext:value-type="float">
            <text:p>676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table:formula="of:=12597-SUM([.E25:.G25])" office:value-type="float" office:value="6737" calcext:value-type="float">
            <text:p>673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formula="of:=12597-SUM([.E26:.G26])" office:value-type="float" office:value="6572" calcext:value-type="float">
            <text:p>65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12597-SUM([.E27:.G27])" office:value-type="float" office:value="6668" calcext:value-type="float">
            <text:p>66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3388902119552" calcext:value-type="float">
            <text:p>0,9333889021</text:p>
          </table:table-cell>
          <table:table-cell table:number-columns-repeated="2"/>
          <table:table-cell table:formula="of:=SUM([.E18:.E27])/10" office:value-type="float" office:value="5112.6" calcext:value-type="float">
            <text:p>5112,6</text:p>
          </table:table-cell>
          <table:table-cell table:formula="of:=SUM([.F18:.F27])/10" office:value-type="float" office:value="88.9" calcext:value-type="float">
            <text:p>88,9</text:p>
          </table:table-cell>
          <table:table-cell table:formula="of:=SUM([.G18:.G27])/10" office:value-type="float" office:value="750.2" calcext:value-type="float">
            <text:p>750,2</text:p>
          </table:table-cell>
          <table:table-cell table:formula="of:=SUM([.H18:.H27])/10" office:value-type="float" office:value="6645.3" calcext:value-type="float">
            <text:p>664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66110978804477" calcext:value-type="float">
            <text:p>0,0666110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2040663164358" calcext:value-type="float">
            <text:p>0,8720406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6798728876481" calcext:value-type="float">
            <text:p>0,98679872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21:41:28.4920460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6S</meta:editing-duration>
    <meta:editing-cycles>9</meta:editing-cycles>
    <meta:generator>LibreOffice/5.1.6.2$Linux_X86_64 LibreOffice_project/10m0$Build-2</meta:generator>
    <dc:date>2018-01-22T21:42:26.842985147</dc:date>
    <meta:document-statistic meta:table-count="1" meta:cell-count="169" meta:object-count="0"/>
  </office:meta>
</office:document-meta>
</file>